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DataSourceTests.shouldDelegateIsWrapperForWithoutImplemen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DataSourceTests.shouldDelegateSetLoginTimeoutWith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DataSourceTests.shouldDelegateGetLogi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DataSourceTests.shouldDelegateUnwrapWithoutImplemen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DataSourceTests.shouldDelegate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DataSourceTests.shouldDelegate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DataSourceTests.shouldDelegateGetConnectionWithUsernameAnd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DataSourceTests.shouldDelegateS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DataSourceTests.shouldDelegateUnwrapImplemen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DataSourceTests.shouldDelegateIsWrapperForImplemen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